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officeooo:paragraph-rsid="0093ce13"/>
    </style:style>
    <style:style style:name="P5" style:family="paragraph" style:parent-style-name="Standard">
      <style:paragraph-properties fo:text-align="justify" style:justify-single-word="false"/>
      <style:text-properties style:font-name="Times New Roman" officeooo:paragraph-rsid="0094844b"/>
    </style:style>
    <style:style style:name="P6" style:family="paragraph" style:parent-style-name="Standard">
      <style:paragraph-properties fo:text-align="justify" style:justify-single-word="false"/>
      <style:text-properties style:font-name="Times New Roman" officeooo:rsid="0094844b" officeooo:paragraph-rsid="0094844b"/>
    </style:style>
    <style:style style:name="P7" style:family="paragraph" style:parent-style-name="Standard">
      <style:paragraph-properties fo:text-align="justify" style:justify-single-word="false"/>
      <style:text-properties style:font-name="Times New Roman" officeooo:rsid="00267fa4" officeooo:paragraph-rsid="0093ce13"/>
    </style:style>
    <style:style style:name="P8" style:family="paragraph" style:parent-style-name="Standard">
      <style:text-properties style:font-name="Times New Roman" fo:font-weight="bold" officeooo:rsid="001e14a6" officeooo:paragraph-rsid="00240acc" style:font-weight-asian="bold" style:font-weight-complex="bold"/>
    </style:style>
    <style:style style:name="P9" style:family="paragraph" style:parent-style-name="Standard">
      <style:text-properties style:font-name="Times New Roman" fo:font-weight="bold" officeooo:rsid="007cf309" officeooo:paragraph-rsid="007cf309" style:font-weight-asian="bold" style:font-weight-complex="bold"/>
    </style:style>
    <style:style style:name="P10" style:family="paragraph" style:parent-style-name="Table_20_Contents">
      <style:text-properties style:font-name="Times New Roman" fo:font-weight="bold" officeooo:rsid="00808b03" officeooo:paragraph-rsid="00808b03" style:font-weight-asian="bold" style:font-weight-complex="bold"/>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7cf309" officeooo:paragraph-rsid="00820596" style:font-weight-asian="normal" style:font-weight-complex="normal"/>
    </style:style>
    <style:style style:name="P16" style:family="paragraph" style:parent-style-name="Standard">
      <style:text-properties style:text-underline-style="none" fo:font-weight="normal" officeooo:rsid="007cf309" officeooo:paragraph-rsid="00854471" style:font-weight-asian="normal" style:font-weight-complex="normal"/>
    </style:style>
    <style:style style:name="P17" style:family="paragraph" style:parent-style-name="Standard">
      <style:text-properties style:text-underline-style="none" fo:font-weight="normal" officeooo:rsid="0080edfe" officeooo:paragraph-rsid="00820596" style:font-weight-asian="normal" style:font-weight-complex="normal"/>
    </style:style>
    <style:style style:name="P18" style:family="paragraph" style:parent-style-name="Standard">
      <style:text-properties style:text-underline-style="none" fo:font-weight="normal" officeooo:rsid="0080edfe" officeooo:paragraph-rsid="0085f2a6" style:font-weight-asian="normal" style:font-weight-complex="normal"/>
    </style:style>
    <style:style style:name="P19" style:family="paragraph" style:parent-style-name="Standard">
      <style:text-properties style:text-underline-style="none" fo:font-weight="normal" officeooo:rsid="00884be0" officeooo:paragraph-rsid="00854471" style:font-weight-asian="normal" style:font-weight-complex="normal"/>
    </style:style>
    <style:style style:name="P20" style:family="paragraph" style:parent-style-name="Standard">
      <style:text-properties style:text-underline-style="none" fo:font-weight="normal" officeooo:rsid="0083da59" officeooo:paragraph-rsid="00854471" style:font-weight-asian="normal" style:font-weight-complex="normal"/>
    </style:style>
    <style:style style:name="P21" style:family="paragraph" style:parent-style-name="Standard">
      <style:text-properties style:text-underline-style="none" fo:font-weight="normal" officeooo:rsid="00820e8d" officeooo:paragraph-rsid="0085f2a6" style:font-weight-asian="normal" style:font-weight-complex="normal"/>
    </style:style>
    <style:style style:name="P22" style:family="paragraph" style:parent-style-name="Standard">
      <style:text-properties style:text-underline-style="none" fo:font-weight="normal" officeooo:rsid="008280b1" officeooo:paragraph-rsid="0085f2a6" style:font-weight-asian="normal" style:font-weight-complex="normal"/>
    </style:style>
    <style:style style:name="P23" style:family="paragraph" style:parent-style-name="Standard">
      <style:text-properties style:text-underline-style="none" fo:font-weight="normal" officeooo:rsid="009946e8" officeooo:paragraph-rsid="009946e8" style:font-weight-asian="normal" style:font-weight-complex="normal"/>
    </style:style>
    <style:style style:name="P24" style:family="paragraph" style:parent-style-name="Standard">
      <style:text-properties style:text-underline-style="none" fo:font-weight="normal" officeooo:rsid="009c5814" officeooo:paragraph-rsid="009c5814" style:font-weight-asian="normal" style:font-weight-complex="normal"/>
    </style:style>
    <style:style style:name="P25" style:family="paragraph" style:parent-style-name="Standard">
      <style:text-properties style:text-underline-style="none" fo:font-weight="normal" officeooo:rsid="00993849" officeooo:paragraph-rsid="00a86ba6" style:font-weight-asian="normal" style:font-weight-complex="normal"/>
    </style:style>
    <style:style style:name="P26" style:family="paragraph" style:parent-style-name="Standard">
      <style:text-properties style:text-underline-style="none" fo:font-weight="normal" officeooo:rsid="00b030bb" officeooo:paragraph-rsid="00b030bb" style:font-weight-asian="normal" style:font-weight-complex="normal"/>
    </style:style>
    <style:style style:name="P27" style:family="paragraph" style:parent-style-name="Standard">
      <style:text-properties style:text-underline-style="none" fo:font-weight="bold" officeooo:rsid="00993849" officeooo:paragraph-rsid="00993849" style:font-weight-asian="bold" style:font-weight-complex="bold"/>
    </style:style>
    <style:style style:name="P28" style:family="paragraph" style:parent-style-name="Standard">
      <style:text-properties style:text-underline-style="none" fo:font-weight="bold" officeooo:rsid="00993849" officeooo:paragraph-rsid="00a86ba6" style:font-weight-asian="bold" style:font-weight-complex="bold"/>
    </style:style>
    <style:style style:name="P29" style:family="paragraph" style:parent-style-name="Standard">
      <style:text-properties style:text-underline-style="none" fo:font-weight="bold" officeooo:rsid="00a12766" officeooo:paragraph-rsid="00a12766" style:font-weight-asian="bold" style:font-weight-complex="bold"/>
    </style:style>
    <style:style style:name="P30" style:family="paragraph" style:parent-style-name="Standard">
      <style:text-properties style:text-underline-style="none" fo:font-weight="bold" officeooo:rsid="00b00fa2" officeooo:paragraph-rsid="00a86ba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34"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paragraph-properties fo:text-align="center" style:justify-single-word="false"/>
    </style:style>
    <style:style style:name="P37" style:family="paragraph" style:parent-style-name="Standard">
      <style:text-properties fo:font-weight="bold" officeooo:rsid="00206516" officeooo:paragraph-rsid="00206516" style:font-weight-asian="bold" style:font-weight-complex="bold"/>
    </style:style>
    <style:style style:name="P38" style:family="paragraph" style:parent-style-name="Standard">
      <style:text-properties style:text-underline-style="none" fo:font-weight="normal" officeooo:rsid="00ac581a" officeooo:paragraph-rsid="009946e8" style:font-weight-asian="normal" style:font-weight-complex="normal"/>
    </style:style>
    <style:style style:name="P39" style:family="paragraph" style:parent-style-name="Standard">
      <style:text-properties style:text-underline-style="none" fo:font-weight="normal" officeooo:rsid="00ac581a" officeooo:paragraph-rsid="00adb024" style:font-weight-asian="normal" style:font-weight-complex="normal"/>
    </style:style>
    <style:style style:name="P40" style:family="paragraph" style:parent-style-name="Standard">
      <style:text-properties style:text-underline-style="none" fo:font-weight="normal" officeooo:rsid="00ac581a" officeooo:paragraph-rsid="00cd6710" style:font-weight-asian="normal" style:font-weight-complex="normal"/>
    </style:style>
    <style:style style:name="P41" style:family="paragraph" style:parent-style-name="Standard">
      <style:text-properties style:text-underline-style="none" fo:font-weight="normal" officeooo:rsid="00b030bb" officeooo:paragraph-rsid="00adb024" style:font-weight-asian="normal" style:font-weight-complex="normal"/>
    </style:style>
    <style:style style:name="P42" style:family="paragraph" style:parent-style-name="Standard">
      <style:text-properties style:text-underline-style="none" fo:font-weight="normal" officeooo:rsid="00a5338f" officeooo:paragraph-rsid="00bfa8e6" style:font-weight-asian="normal" style:font-weight-complex="normal"/>
    </style:style>
    <style:style style:name="P43" style:family="paragraph" style:parent-style-name="Standard">
      <style:text-properties style:text-underline-style="none" fo:font-weight="normal" officeooo:rsid="00be134a" officeooo:paragraph-rsid="00be134a" style:font-weight-asian="normal" style:font-weight-complex="normal"/>
    </style:style>
    <style:style style:name="P44" style:family="paragraph" style:parent-style-name="Standard">
      <style:text-properties style:text-underline-style="none" fo:font-weight="normal" officeooo:rsid="00bfa8e6" officeooo:paragraph-rsid="00bfa8e6" style:font-weight-asian="normal" style:font-weight-complex="normal"/>
    </style:style>
    <style:style style:name="P45" style:family="paragraph" style:parent-style-name="Standard">
      <style:text-properties style:text-underline-style="none" fo:font-weight="normal" officeooo:rsid="00c1ad11" officeooo:paragraph-rsid="00c1ad11" style:font-weight-asian="normal" style:font-weight-complex="normal"/>
    </style:style>
    <style:style style:name="P46" style:family="paragraph" style:parent-style-name="Standard">
      <style:text-properties style:text-underline-style="none" fo:font-weight="normal" officeooo:rsid="00c1ad11" officeooo:paragraph-rsid="00cd6710" style:font-weight-asian="normal" style:font-weight-complex="normal"/>
    </style:style>
    <style:style style:name="P47" style:family="paragraph" style:parent-style-name="Standard">
      <style:text-properties style:text-underline-style="none" fo:font-weight="normal" officeooo:rsid="00cc1c7e" officeooo:paragraph-rsid="00cc1c7e" style:font-weight-asian="normal" style:font-weight-complex="normal"/>
    </style:style>
    <style:style style:name="P48" style:family="paragraph" style:parent-style-name="Standard">
      <style:text-properties style:text-underline-style="none" fo:font-weight="normal" officeooo:rsid="00cd6710" officeooo:paragraph-rsid="00cd6710" style:font-weight-asian="normal" style:font-weight-complex="normal"/>
    </style:style>
    <style:style style:name="P49" style:family="paragraph" style:parent-style-name="Standard">
      <style:text-properties style:text-underline-style="none" fo:font-weight="normal" officeooo:rsid="00d0a9c6" officeooo:paragraph-rsid="00d0a9c6" style:font-weight-asian="normal" style:font-weight-complex="normal"/>
    </style:style>
    <style:style style:name="P50" style:family="paragraph" style:parent-style-name="Standard">
      <style:text-properties style:text-underline-style="none" fo:font-weight="normal" officeooo:rsid="00d6a85a" officeooo:paragraph-rsid="00d6a85a" style:font-weight-asian="normal" style:font-weight-complex="normal"/>
    </style:style>
    <style:style style:name="P51" style:family="paragraph" style:parent-style-name="Standard">
      <style:text-properties style:text-underline-style="none" fo:font-weight="bold" officeooo:rsid="00be134a" officeooo:paragraph-rsid="00be134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86ba6" style:font-weight-asian="bold" style:font-weight-complex="bold"/>
    </style:style>
    <style:style style:name="T6" style:family="text">
      <style:text-properties fo:font-weight="bold" officeooo:rsid="00bb5a88"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style:text-position="super 58%"/>
    </style:style>
    <style:style style:name="T39" style:family="text">
      <style:text-properties officeooo:rsid="00a1ded2"/>
    </style:style>
    <style:style style:name="T40" style:family="text">
      <style:text-properties officeooo:rsid="00a86ba6"/>
    </style:style>
    <style:style style:name="T41" style:family="text">
      <style:text-properties officeooo:rsid="00a8769e"/>
    </style:style>
    <style:style style:name="T42" style:family="text">
      <style:text-properties officeooo:rsid="00b62021"/>
    </style:style>
    <style:style style:name="T43" style:family="text">
      <style:text-properties officeooo:rsid="006e6bfa"/>
    </style:style>
    <style:style style:name="T44" style:family="text">
      <style:text-properties officeooo:rsid="001e14a6"/>
    </style:style>
    <style:style style:name="T45" style:family="text">
      <style:text-properties officeooo:rsid="00808b03"/>
    </style:style>
    <style:style style:name="T46" style:family="text">
      <style:text-properties officeooo:rsid="009774bb"/>
    </style:style>
    <style:style style:name="T47" style:family="text">
      <style:text-properties officeooo:rsid="00bb5a88"/>
    </style:style>
    <style:style style:name="T48" style:family="text">
      <style:text-properties officeooo:rsid="00bfa8e6"/>
    </style:style>
    <style:style style:name="T49" style:family="text">
      <style:text-properties officeooo:rsid="00c1ad11"/>
    </style:style>
    <style:style style:name="T50" style:family="text">
      <style:text-properties officeooo:rsid="00c34e52"/>
    </style:style>
    <style:style style:name="T51" style:family="text">
      <style:text-properties officeooo:rsid="00c737dd"/>
    </style:style>
    <style:style style:name="T52" style:family="text">
      <style:text-properties officeooo:rsid="00ca2202"/>
    </style:style>
    <style:style style:name="T53" style:family="text">
      <style:text-properties officeooo:rsid="00d0a753"/>
    </style:style>
    <style:style style:name="T54" style:family="text">
      <style:text-properties officeooo:rsid="00d24498"/>
    </style:style>
    <style:style style:name="T55" style:family="text">
      <style:text-properties officeooo:rsid="00d4b7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7"><text:span text:style-name="T43">Terminología Especializada en </text:span><text:span text:style-name="T44">Económica y Mercados Bursátiles</text:span></text:p>
          </table:table-cell>
        </table:table-row>
        <table:table-row>
          <table:table-cell table:style-name="Table1.A1" office:value-type="string">
            <text:p text:style-name="P11">Course ID:</text:p>
          </table:table-cell>
          <table:table-cell table:style-name="Table1.A1" office:value-type="string">
            <text:p text:style-name="P8">IT0<text:span text:style-name="T45">52</text:span><text:span text:style-name="T46">2</text:span><text:span text:style-name="T8"> </text:span><text:span text:style-name="T12">(Marron, 25-2)</text:span></text:p>
          </table:table-cell>
        </table:table-row>
        <table:table-row>
          <table:table-cell table:style-name="Table1.A1" office:value-type="string">
            <text:p text:style-name="P12">Cohort <text:span text:style-name="T7">ID</text:span>:</text:p>
          </table:table-cell>
          <table:table-cell table:style-name="Table1.A1" office:value-type="string">
            <text:p text:style-name="P10">5C</text:p>
          </table:table-cell>
        </table:table-row>
        <table:table-row>
          <table:table-cell table:style-name="Table1.A1" office:value-type="string">
            <text:p text:style-name="P13"><text:span text:style-name="T13">Exam </text:span>Date:</text:p>
          </table:table-cell>
          <table:table-cell table:style-name="Table1.A1" office:value-type="string">
            <text:p text:style-name="P9"><text:span text:style-name="T47">24</text:span> <text:span text:style-name="T47">Apr</text:span> 2025</text:p>
          </table:table-cell>
        </table:table-row>
      </table:table>
      <text:p text:style-name="P2"/>
      <text:p text:style-name="P4"><text:span text:style-name="T2">General </text:span><text:span text:style-name="T3">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4"/>
      <text:p text:style-name="P5"><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4"/>
      <text:p text:style-name="P5"><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5"/>
      <text:p text:style-name="P6">This exam is <text:span text:style-name="T1">DUE Tuesday, April 2</text:span><text:span text:style-name="T5">4</text:span><text:span text:style-name="T1">, </text:span><text:span text:style-name="T4">2025</text:span><text:span text:style-name="T1"> by </text:span><text:span text:style-name="T6">13</text:span><text:span text:style-name="T1">:00 hrs in Room </text:span><text:span text:style-name="T6">Locución ??</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4"/>
      <text:p text:style-name="P7"/>
      <text:p text:style-name="P27">I. Foundations of <text:span text:style-name="T47">Economics</text:span></text:p>
      <text:p text:style-name="P38">Standard Economic Axioms, Theorems, and Corollaries</text:p>
      <text:p text:style-name="P39">Environmental and Natural Resource Economics</text:p>
      <text:p text:style-name="P48">Economic Analysis</text:p>
      <text:p text:style-name="P46"><text:tab/>Stock Markets vs Economic Growth</text:p>
      <text:p text:style-name="P40"><text:tab/><text:span text:style-name="T51">National </text:span><text:span text:style-name="T49">Financial Evaluation by the CNBV</text:span></text:p>
      <text:p text:style-name="P40"><text:tab/><text:span text:style-name="T55">Annual Report and Financial Eval (Grupo Modelo)</text:span></text:p>
      <text:p text:style-name="P40"/>
      <text:p text:style-name="P40"/>
      <text:p text:style-name="P51">II. <text:span text:style-name="T53">Major </text:span>Elements of the <text:span text:style-name="T53">Macro-</text:span>Economy</text:p>
      <text:p text:style-name="P43">Banks</text:p>
      <text:p text:style-name="P43"><text:tab/>The US Banking System (p 708-713; <text:s/>Hall&amp;Lieberman)</text:p>
      <text:p text:style-name="P43"><text:tab/>The Mexican Banking System (p 3 MexicanBankingSystem)</text:p>
      <text:p text:style-name="P43"><text:tab/><text:tab/>98. Ley del Banco de México (BANXICO) </text:p>
      <text:p text:style-name="P43"><text:tab/><text:span text:style-name="T48">Types and Functions</text:span></text:p>
      <text:p text:style-name="P45"/>
      <text:p text:style-name="P45">Markets and the Stock Market</text:p>
      <text:p text:style-name="P45"><text:tab/>World Stock Exchanges</text:p>
      <text:p text:style-name="P45"><text:tab/>The BMV</text:p>
      <text:p text:style-name="P45"><text:tab/>Financial<text:span text:style-name="T50"> Instruments</text:span></text:p>
      <text:p text:style-name="P45"><text:soft-page-break/><text:tab/><text:tab/>Certificados Bursátiles Fiduciarios (CBF) [Trust Asset Stock]</text:p>
      <text:p text:style-name="P45"><text:tab/><text:tab/>Complex Financial Instruments</text:p>
      <text:p text:style-name="P45"><text:tab/>Controlling Market Manipulation</text:p>
      <text:p text:style-name="P45"><text:tab/><text:tab/>Securities Exchange Commission (SEC)</text:p>
      <text:p text:style-name="P45"><text:tab/><text:tab/>Comisión Nacional Bancaria y de Valores (CNBV)</text:p>
      <text:p text:style-name="P45"><text:tab/><text:tab/>CNBV Legal Standing: in Federal Law Ley del Mercado de Valores (1a)</text:p>
      <text:p text:style-name="P48"/>
      <text:p text:style-name="P49">Corporations</text:p>
      <text:p text:style-name="P49"><text:tab/><text:span text:style-name="T54">Legal def and standing La Ley General de Sociedades Mercantiles</text:span></text:p>
      <text:p text:style-name="P49"><text:tab/><text:span text:style-name="T54">Types</text:span></text:p>
      <text:p text:style-name="P49"><text:tab/><text:span text:style-name="T54">Requirements for Establishing</text:span></text:p>
      <text:p text:style-name="P49"><text:tab/><text:tab/>Requisitos Legales (generales)</text:p>
      <text:p text:style-name="P49"><text:tab/><text:tab/>Requisitos Fiscales</text:p>
      <text:p text:style-name="P49"><text:tab/><text:span text:style-name="T55">Start ups</text:span></text:p>
      <text:p text:style-name="P49"/>
      <text:p text:style-name="P27">I<text:span text:style-name="T42">I</text:span>. Elements of Academic W<text:span text:style-name="T37">ork</text:span></text:p>
      <text:p text:style-name="P23">APA style</text:p>
      <text:p text:style-name="P23">critique </text:p>
      <text:p text:style-name="P24">Strunk and White</text:p>
      <text:p text:style-name="P24">academic voice or POV (3<text:span text:style-name="T38">rd</text:span> person)</text:p>
      <text:p text:style-name="P24"/>
      <text:p text:style-name="P28">I<text:span text:style-name="T42">V</text:span>. <text:span text:style-name="T52">Interpretation and </text:span><text:span text:style-name="T41">Translation of </text:span><text:span text:style-name="T52">Economic </text:span><text:span text:style-name="T40">Documents</text:span></text:p>
      <text:p text:style-name="P41">IMF, Strengthening Bank Regulation and Supervision: National Progress and Gaps</text:p>
      <text:p text:style-name="P41">1c_AHORRO-FINANCIERO-Y-FINANCIAMIENTO-MÉXICO.pdf</text:p>
      <text:p text:style-name="P47">Prospectus</text:p>
      <text:p text:style-name="P47">CKDs (Certificados de capital de desarrollo; Certificados Bursátiles Fiduciarios)</text:p>
      <text:p text:style-name="P50">Peer-reviewed economic reports</text:p>
      <text:p text:style-name="P26"/>
      <text:p text:style-name="P25"/>
      <text:p text:style-name="P29">V. Elements of <text:span text:style-name="T39">Professional </text:span>Consulting</text:p>
      <text:p text:style-name="P44">Records Management</text:p>
      <text:p text:style-name="P44"><text:tab/>International Organization for Standardization (ISO)</text:p>
      <text:p text:style-name="P44"><text:tab/>https://www.iso-9001-checklist.co.uk/7.5.3-control-of-documented-information-explained.htm</text:p>
      <text:p text:style-name="P44"><text:tab/>https://www.iso.org/standard/76865.html</text:p>
      <text:p text:style-name="P44"><text:tab/><text:a xlink:type="simple" xlink:href="https://www.iso.org/standard/80233.html" text:style-name="Internet_20_link" text:visited-style-name="Visited_20_Internet_20_Link">https://www.iso.org/standard/80233.html</text:a></text:p>
      <text:p text:style-name="P44"><text:tab/>Git and Github</text:p>
      <text:p text:style-name="P44"/>
      <text:p text:style-name="P42"/>
      <text:p text:style-name="P30"><text:span text:style-name="T40">V</text:span><text:span text:style-name="T42">I</text:span>. Building Vocabulary</text:p>
      <text:p text:style-name="P24"/>
      <text:p text:style-name="P24"/>
      <text:p text:style-name="P24"/>
      <text:p text:style-name="P24"/>
      <text:p text:style-name="P33">Task 1</text:p>
      <text:p text:style-name="P21"><text:soft-page-break/><text:span text:style-name="T25">Briefly summarize </text:span>your paper on the history of an engineering discipline in Mexico. <text:span text:style-name="T25">R</text:span>ecount the <text:span text:style-name="T25">general </text:span>history of the engineering field <text:span text:style-name="T23">you selected, </text:span>but focus on the present state of the discipline <text:span text:style-name="T18">in Mexico</text:span>. </text:p>
      <text:p text:style-name="P21"/>
      <text:p text:style-name="P32">Task <text:span text:style-name="T21">2 </text:span><text:span text:style-name="T27">(</text:span><text:span text:style-name="T28">6</text:span><text:span text:style-name="T27"> pts)</text:span></text:p>
      <text:p text:style-name="P22"><text:span text:style-name="T28">D</text:span>iscuss your perspective and the general public’s perspective on the difference(s) between science and engineering. <text:s/><text:span text:style-name="T24">Additionally answer the following question: </text:span><text:span text:style-name="T18">Do you think scientists and engineers have a moral or ethical responsibility for the knowledge they create?</text:span></text:p>
      <text:p text:style-name="P22"/>
      <text:p text:style-name="P32">Task <text:span text:style-name="T22">3 </text:span><text:span text:style-name="T27">(6 pts)</text:span></text:p>
      <text:p text:style-name="P18"><text:span text:style-name="Strong_20_Emphasis"><text:span text:style-name="T15">Critique the following </text:span></text:span><text:span text:style-name="Strong_20_Emphasis"><text:span text:style-name="T16">using the </text:span></text:span><text:span text:style-name="Strong_20_Emphasis"><text:span text:style-name="T15">Reporter's Toolkit </text:span></text:span><text:span text:style-name="Strong_20_Emphasis"><text:span text:style-name="T16">of questions: </text:span></text:span><text:span text:style-name="Strong_20_Emphasis"><text:span text:style-name="T15">1) Who is the intended audience? <text:s text:c="6"/>2) What is the newsworthy event(s)? <text:s/>3) When are the events happening? 4) Where are the events happening? 5) Why was the article written? Give your opinion of the article.</text:span></text:span></text:p>
      <text:p text:style-name="P14"/>
      <text:p text:style-name="P36"><text:span text:style-name="Emphasis"><text:span text:style-name="T29">The Mystery of Dark Matter: What Holds the Universe Together?</text:span></text:span></text:p>
      <text:p text:style-name="P35">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35"/>
      <text:p text:style-name="P35">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35"/>
      <text:p text:style-name="P35">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7"/>
      <text:p text:style-name="P31">Task <text:span text:style-name="T14">4 </text:span><text:span text:style-name="T27">(6 pts)</text:span></text:p>
      <text:p text:style-name="P20">Outline Kuhn’s perceptions of what constitutes ‘no<text:span text:style-name="T27">rmal</text:span> science’ . <text:span text:style-name="T18">How do practitioners of normal science <text:s/>think? What are the types of problems tackled by normal science? What is the goal of normal science? What are researchers </text:span><text:span text:style-name="T19">in normal science </text:span><text:span text:style-name="T18">generally doing when they publish their results? </text:span><text:span text:style-name="T19">Why do people build careers in normal science?</text:span></text:p>
      <text:p text:style-name="P16"/>
      <text:p text:style-name="P31">Task <text:span text:style-name="T20">5 </text:span><text:span text:style-name="T27">(6 pts)</text:span></text:p>
      <text:p text:style-name="P19">Briefly explain the concept of ‘wicked problems’ and how such problems differ from the problems <text:span text:style-name="T28">of</text:span> ‘normal science’.</text:p>
      <text:p text:style-name="P19"/>
      <text:p text:style-name="P31">Task <text:span text:style-name="T20">6 </text:span><text:span text:style-name="T27">(6 pts)</text:span></text:p>
      <text:p text:style-name="P19">Translate the following excerpt from Strunk and White’s, “Elements of Style” into Spanish.</text:p>
      <text:p text:style-name="P15"/>
      <text:p text:style-name="P34">16. Use definite, specific, concrete language.</text:p>
      <text:p text:style-name="P34">Prefer the specific to the general, the definite to the vague, the concrete to the abstract.</text:p>
      <text:p text:style-name="P34"><text:soft-page-break/></text:p>
      <text:p text:style-name="P34"><text:tab/>A period of unfavorable weather set in. <text:span text:style-name="T17">(vague)</text:span></text:p>
      <text:p text:style-name="P34"><text:tab/>It rained every day for a week. <text:span text:style-name="T17">(concrete)</text:span></text:p>
      <text:p text:style-name="P34"/>
      <text:p text:style-name="P34"><text:tab/>He showed satisfaction as he took possession of his well-earned reward. <text:span text:style-name="T17">(abstract)</text:span></text:p>
      <text:p text:style-name="P34"><text:tab/><text:span text:style-name="T17">H</text:span>e grinned as he pocketed the coin. <text:span text:style-name="T17">(definite)</text:span></text:p>
      <text:p text:style-name="P34"/>
      <text:p text:style-name="P34">If those who have studied the art of writing are in accord on any one point, it is this: the surest way to</text:p>
      <text:p text:style-name="P34">arouse and hold the reader's attention is by being specific, definite, and concrete. The greatest writers— Homer, Dante, Shakespeare — are effective largely because they deal in particulars and report the details <text:span text:style-name="T28">t</text:span>hat matter. Their words call up pictures.</text:p>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7T13:49:39.476398780</dc:date>
    <meta:editing-duration>PT15H16M21S</meta:editing-duration>
    <meta:editing-cycles>141</meta:editing-cycles>
    <meta:generator>LibreOffice/7.3.7.2$Linux_X86_64 LibreOffice_project/30$Build-2</meta:generator>
    <meta:document-statistic meta:table-count="1" meta:image-count="1" meta:object-count="0" meta:page-count="4" meta:paragraph-count="86" meta:word-count="963" meta:character-count="6395" meta:non-whitespace-character-count="5464"/>
  </office:meta>
</office:document-meta>
</file>